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28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2.554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b3b3b3" fo:border="0.0008in solid #000000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 style:data-style-name="N2">
      <style:table-cell-properties fo:border-bottom="none" fo:border-left="0.0008in solid #000000" fo:border-right="0.0008in solid #000000" fo:border-top="0.0008in solid #000000"/>
    </style:style>
    <style:style style:name="ce5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6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row table:style-name="ro1">
          <table:table-cell table:style-name="ce1" office:value-type="string">
            <text:p>Nombre d'éléments (n)</text:p>
          </table:table-cell>
          <table:table-cell table:style-name="ce1" office:value-type="string">
            <text:p>Hauteur expérimentale</text:p>
          </table:table-cell>
          <table:table-cell table:style-name="ce1" office:value-type="string">
            <text:p>Hauteur Théorique max (2*Log_2(n+1))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4" table:formula="of:=2*LOG([.A2]+1;2)" office:value-type="float" office:value="6.9188632372746">
            <text:p>6.9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formula="of:=2*LOG([.A3]+1;2)" office:value-type="float" office:value="11.344850683943">
            <text:p>11.34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formula="of:=2*LOG([.A4]+1;2)" office:value-type="float" office:value="13.3164229655036">
            <text:p>13.32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table:formula="of:=2*LOG([.A5]+1;2)" office:value-type="float" office:value="17.9373335863904">
            <text:p>17.94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7">
            <text:p>17</text:p>
          </table:table-cell>
          <table:table-cell table:formula="of:=2*LOG([.A6]+1;2)" office:value-type="float" office:value="19.934452517672">
            <text:p>19.93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22">
            <text:p>22</text:p>
          </table:table-cell>
          <table:table-cell table:formula="of:=2*LOG([.A7]+1;2)" office:value-type="float" office:value="24.5760017794151">
            <text:p>24.58</text:p>
          </table:table-cell>
        </table:table-row>
        <table:table-row table:style-name="ro2">
          <table:table-cell table:style-name="ce3" office:value-type="float" office:value="10000">
            <text:p>10000</text:p>
          </table:table-cell>
          <table:table-cell table:style-name="ce3" office:value-type="float" office:value="24">
            <text:p>24</text:p>
          </table:table-cell>
          <table:table-cell table:style-name="ce6" table:formula="of:=2*LOG([.A8]+1;2)" office:value-type="float" office:value="26.5757132836811">
            <text:p>26.58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Default">
            <draw:frame table:end-cell-address="Sheet1.C31" table:end-x="2.0287in" table:end-y="0.1252in" draw:z-index="0" draw:style-name="gr1" svg:width="5.0161in" svg:height="3.5374in" svg:x="0in" svg:y="0.0165in">
              <draw:object draw:notify-on-update-of-ranges="Sheet1.A1:Sheet1.A1 Sheet1.A2:Sheet1.A8 Sheet1.B1:Sheet1.B1 Sheet1.B2:Sheet1.B8 Sheet1.C1:Sheet1.C1 Sheet1.C2:Sheet1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30">04/30/2011</text:date>, <text:time>17:0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 L</meta:initial-creator>
    <meta:creation-date>2011-04-30T16:16:57</meta:creation-date>
    <dc:date>2011-04-30T17:05:41</dc:date>
    <dc:creator>C L</dc:creator>
    <meta:editing-duration>PT31M44S</meta:editing-duration>
    <meta:editing-cycles>2</meta:editing-cycles>
    <meta:generator>OpenOffice.org/3.3$Unix OpenOffice.org_project/330m20$Build-9567</meta:generator>
    <meta:document-statistic meta:table-count="3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42cm" svg:height="8.986cm" xlink:href=".." xlink:type="simple" chart:class="chart:line" chart:style-name="ch1">
        <chart:title svg:x="0.247cm" svg:y="0.199cm" chart:style-name="ch2">
          <text:p>Résultat Expérimentaux</text:p>
        </chart:title>
        <chart:subtitle svg:x="0.358cm" svg:y="0.784cm" chart:style-name="ch3">
          <text:p>Arbre RougeNoir</text:p>
        </chart:subtitle>
        <chart:legend chart:legend-position="end" svg:x="8.099cm" svg:y="0.885cm" chart:style-name="ch4"/>
        <chart:plot-area chart:style-name="ch5" table:cell-range-address="Sheet1.A1:Sheet1.C8" chart:data-source-has-labels="both" svg:x="1.256cm" svg:y="2.29cm" svg:width="10.579cm" svg:height="5.54cm">
          <chartooo:coordinate-region svg:x="1.893cm" svg:y="2.484cm" svg:width="9.453cm" svg:height="4.71cm"/>
          <chart:axis chart:dimension="x" chart:name="primary-x" chart:style-name="ch6">
            <chart:title svg:x="5.331cm" svg:y="8.01cm" chart:style-name="ch7">
              <text:p>Nbre d'éléments</text:p>
            </chart:title>
            <chart:categories table:cell-range-address="Sheet1.A2:Sheet1.A8"/>
          </chart:axis>
          <chart:axis chart:dimension="y" chart:name="primary-y" chart:style-name="ch6">
            <chart:title svg:x="0.449cm" svg:y="5.684cm" chart:style-name="ch8">
              <text:p>Hauteur</text:p>
            </chart:title>
            <chart:grid chart:style-name="ch9" chart:class="major"/>
          </chart:axis>
          <chart:series chart:style-name="ch10" chart:values-cell-range-address="Sheet1.B2:Sheet1.B8" chart:label-cell-address="Sheet1.B1:Sheet1.B1" chart:class="chart:line">
            <chart:data-point chart:repeated="7"/>
          </chart:series>
          <chart:series chart:style-name="ch11" chart:values-cell-range-address="Sheet1.C2:Sheet1.C8" chart:label-cell-address="Sheet1.C1:Sheet1.C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uteur expérimentale</text:p>
                <draw:g>
                  <svg:desc>Sheet1.B1:Sheet1.B1</svg:desc>
                </draw:g>
              </table:table-cell>
              <table:table-cell office:value-type="string">
                <text:p>Hauteur Théorique max (Log_2(n+1)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Sheet1.A2:Sheet1.A8</svg:desc>
                </draw:g>
              </table:table-cell>
              <table:table-cell office:value-type="float" office:value="5">
                <text:p>5</text:p>
                <draw:g>
                  <svg:desc>Sheet1.B2:Sheet1.B8</svg:desc>
                </draw:g>
              </table:table-cell>
              <table:table-cell office:value-type="float" office:value="6.9188632372746">
                <text:p>6.9188632372746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11.344850683943">
                <text:p>11.3448506839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13.3164229655036">
                <text:p>13.316422965503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">
                <text:p>15</text:p>
              </table:table-cell>
              <table:table-cell office:value-type="float" office:value="17.9373335863904">
                <text:p>17.937333586390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7">
                <text:p>17</text:p>
              </table:table-cell>
              <table:table-cell office:value-type="float" office:value="19.934452517672">
                <text:p>19.93445251767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22">
                <text:p>22</text:p>
              </table:table-cell>
              <table:table-cell office:value-type="float" office:value="24.5760017794151">
                <text:p>24.5760017794151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24">
                <text:p>24</text:p>
              </table:table-cell>
              <table:table-cell office:value-type="float" office:value="26.5757132836811">
                <text:p>26.57571328368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